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b74b0" officeooo:paragraph-rsid="000b74b0"/>
    </style:style>
    <style:style style:name="P2" style:family="paragraph" style:parent-style-name="Standard">
      <style:text-properties fo:font-weight="bold" officeooo:rsid="000b74b0" officeooo:paragraph-rsid="000b74b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de21a" officeooo:paragraph-rsid="000de21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ff8ed" officeooo:paragraph-rsid="000ff8e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09183" officeooo:paragraph-rsid="0010918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1bc82" officeooo:paragraph-rsid="0011bc82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3124a" officeooo:paragraph-rsid="0013124a" style:font-weight-asian="bold" style:font-weight-complex="bold"/>
    </style:style>
    <style:style style:name="P8" style:family="paragraph" style:parent-style-name="Standard" style:list-style-name="L1">
      <style:text-properties fo:font-weight="normal" officeooo:rsid="000b74b0" officeooo:paragraph-rsid="000b74b0" style:font-weight-asian="normal" style:font-weight-complex="normal"/>
    </style:style>
    <style:style style:name="P9" style:family="paragraph" style:parent-style-name="Standard" style:list-style-name="L1">
      <style:text-properties style:text-underline-style="solid" style:text-underline-width="auto" style:text-underline-color="font-color" fo:font-weight="normal" officeooo:rsid="000b74b0" officeooo:paragraph-rsid="000b74b0" style:font-weight-asian="normal" style:font-weight-complex="normal"/>
    </style:style>
    <style:style style:name="P10" style:family="paragraph" style:parent-style-name="Standard" style:list-style-name="L2">
      <style:text-properties style:text-underline-style="solid" style:text-underline-width="auto" style:text-underline-color="font-color" fo:font-weight="normal" officeooo:rsid="000cb4d9" officeooo:paragraph-rsid="000cb4d9" style:font-weight-asian="normal" style:font-weight-complex="normal"/>
    </style:style>
    <style:style style:name="P11" style:family="paragraph" style:parent-style-name="Standard" style:list-style-name="L4">
      <style:text-properties style:text-underline-style="solid" style:text-underline-width="auto" style:text-underline-color="font-color" fo:font-weight="normal" officeooo:rsid="000de21a" officeooo:paragraph-rsid="000de21a" style:font-weight-asian="normal" style:font-weight-complex="normal"/>
    </style:style>
    <style:style style:name="P12" style:family="paragraph" style:parent-style-name="Standard" style:list-style-name="L9">
      <style:text-properties style:text-underline-style="solid" style:text-underline-width="auto" style:text-underline-color="font-color" fo:font-weight="normal" officeooo:rsid="001477f2" officeooo:paragraph-rsid="001477f2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1477f2" officeooo:paragraph-rsid="001477f2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173706" officeooo:paragraph-rsid="00173706" style:font-weight-asian="normal" style:font-weight-complex="normal"/>
    </style:style>
    <style:style style:name="P15" style:family="paragraph" style:parent-style-name="Standard" style:list-style-name="L3">
      <style:text-properties style:text-underline-style="solid" style:text-underline-width="auto" style:text-underline-color="font-color" fo:font-weight="bold" officeooo:rsid="000de21a" officeooo:paragraph-rsid="000de21a" style:font-weight-asian="bold" style:font-weight-complex="bold"/>
    </style:style>
    <style:style style:name="P16" style:family="paragraph" style:parent-style-name="Standard" style:list-style-name="L7">
      <style:text-properties style:text-underline-style="solid" style:text-underline-width="auto" style:text-underline-color="font-color" fo:font-weight="bold" officeooo:rsid="0011bc82" officeooo:paragraph-rsid="0011bc82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44a0d" officeooo:paragraph-rsid="00144a0d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477f2" officeooo:paragraph-rsid="001477f2" style:font-weight-asian="bold" style:font-weight-complex="bold"/>
    </style:style>
    <style:style style:name="P19" style:family="paragraph" style:parent-style-name="Standard" style:list-style-name="L8">
      <style:text-properties style:text-underline-style="solid" style:text-underline-width="auto" style:text-underline-color="font-color" fo:font-weight="bold" officeooo:rsid="001477f2" officeooo:paragraph-rsid="001477f2" style:font-weight-asian="bold" style:font-weight-complex="bold"/>
    </style:style>
    <style:style style:name="P20" style:family="paragraph" style:parent-style-name="Standard" style:list-style-name="L9">
      <style:text-properties style:text-underline-style="solid" style:text-underline-width="auto" style:text-underline-color="font-color" fo:font-weight="bold" officeooo:rsid="001477f2" officeooo:paragraph-rsid="001477f2" style:font-weight-asian="bold" style:font-weight-complex="bold"/>
    </style:style>
    <style:style style:name="P21" style:family="paragraph" style:parent-style-name="Standard">
      <style:text-properties style:text-underline-style="none" fo:font-weight="normal" officeooo:rsid="000b74b0" officeooo:paragraph-rsid="000b74b0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0cb4d9" officeooo:paragraph-rsid="000cb4d9" style:font-weight-asian="normal" style:font-weight-complex="normal"/>
    </style:style>
    <style:style style:name="P23" style:family="paragraph" style:parent-style-name="Standard" style:list-style-name="L2">
      <style:text-properties style:text-underline-style="none" fo:font-weight="normal" officeooo:rsid="000cb4d9" officeooo:paragraph-rsid="000cb4d9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0de21a" officeooo:paragraph-rsid="000de21a" style:font-weight-asian="normal" style:font-weight-complex="normal"/>
    </style:style>
    <style:style style:name="P25" style:family="paragraph" style:parent-style-name="Standard" style:list-style-name="L4">
      <style:text-properties style:text-underline-style="none" fo:font-weight="normal" officeooo:rsid="000de21a" officeooo:paragraph-rsid="000de21a" style:font-weight-asian="normal" style:font-weight-complex="normal"/>
    </style:style>
    <style:style style:name="P26" style:family="paragraph" style:parent-style-name="Standard" style:list-style-name="L3">
      <style:text-properties style:text-underline-style="none" fo:font-weight="normal" officeooo:rsid="000fcb12" officeooo:paragraph-rsid="000fcb12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0ff8ed" officeooo:paragraph-rsid="000ff8ed" style:font-weight-asian="normal" style:font-weight-complex="normal"/>
    </style:style>
    <style:style style:name="P28" style:family="paragraph" style:parent-style-name="Standard" style:list-style-name="L5">
      <style:text-properties style:text-underline-style="none" fo:font-weight="normal" officeooo:rsid="000ff8ed" officeooo:paragraph-rsid="000ff8ed" style:font-weight-asian="normal" style:font-weight-complex="normal"/>
    </style:style>
    <style:style style:name="P29" style:family="paragraph" style:parent-style-name="Standard" style:list-style-name="L6">
      <style:text-properties style:text-underline-style="none" fo:font-weight="normal" officeooo:rsid="0011bc82" officeooo:paragraph-rsid="0011bc82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1bc82" officeooo:paragraph-rsid="0011bc82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13124a" officeooo:paragraph-rsid="0013124a" style:font-weight-asian="normal" style:font-weight-complex="normal"/>
    </style:style>
    <style:style style:name="P32" style:family="paragraph" style:parent-style-name="Standard" style:list-style-name="L3">
      <style:text-properties fo:font-style="italic" style:text-underline-style="solid" style:text-underline-width="auto" style:text-underline-color="font-color" fo:font-weight="bold" officeooo:rsid="000fcb12" officeooo:paragraph-rsid="000fcb12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officeooo:rsid="0015f6a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ce181e"/>
    </style:style>
    <style:style style:name="T10" style:family="text">
      <style:text-properties fo:color="#ce181e" style:text-underline-style="none"/>
    </style:style>
    <style:style style:name="T11" style:family="text">
      <style:text-properties fo:color="#ce181e" style:text-underline-style="none" officeooo:rsid="000fcb12"/>
    </style:style>
    <style:style style:name="T12" style:family="text">
      <style:text-properties fo:color="#ce181e" fo:font-style="italic" style:text-underline-style="none" officeooo:rsid="000fcb12" style:font-style-asian="italic" style:font-style-complex="italic"/>
    </style:style>
    <style:style style:name="T13" style:family="text">
      <style:text-properties fo:color="#ce181e" fo:font-style="normal" style:text-underline-style="none" officeooo:rsid="000fcb12" style:font-style-asian="normal" style:font-style-complex="normal"/>
    </style:style>
    <style:style style:name="T14" style:family="text">
      <style:text-properties fo:color="#3333ff"/>
    </style:style>
    <style:style style:name="T15" style:family="text">
      <style:text-properties fo:color="#3333ff"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ole interno<text:span text:style-name="T1">: processo conduzido por </text:span><text:span text:style-name="T3">todos</text:span><text:span text:style-name="T5"> os integrantes da empresa, para fornecer razoável segurança de que os </text:span><text:span text:style-name="T2">objetivos</text:span><text:span text:style-name="T5"> da entidade </text:span><text:span text:style-name="T2">estão sendo alcançados</text:span><text:span text:style-name="T5">, com relação às seguintes </text:span><text:span text:style-name="T2">categorias</text:span><text:span text:style-name="T5">:</text:span></text:p>
      <text:list xml:id="list781763283" text:style-name="L1">
        <text:list-item>
          <text:p text:style-name="P8"><text:span text:style-name="T4">eficácia e eficiência das </text:span><text:span text:style-name="T2">operações</text:span><text:span text:style-name="T4">;</text:span></text:p>
        </text:list-item>
        <text:list-item>
          <text:p text:style-name="P8"><text:span text:style-name="T4">confiabilidade dos </text:span><text:span text:style-name="T2">relatórios financeiros</text:span><text:span text:style-name="T4">;</text:span></text:p>
        </text:list-item>
        <text:list-item>
          <text:p text:style-name="P9">conformidade<text:span text:style-name="T4"> com a legislação e regulamentos aplicáveis.</text:span></text:p>
        </text:list-item>
      </text:list>
      <text:p text:style-name="P21"/>
      <text:p text:style-name="P22">Auditor deve obter entendimento sobre:</text:p>
      <text:list xml:id="list2366839728" text:style-name="L2">
        <text:list-item>
          <text:p text:style-name="P10"><text:span text:style-name="T4">fatores do </text:span>setor de atividade<text:span text:style-name="T4">, regulamentares e outros fatores externos relevantes, incluindo a </text:span>estrutura de relatório financeiro aplicável<text:span text:style-name="T4">;</text:span></text:p>
        </text:list-item>
        <text:list-item>
          <text:p text:style-name="P10"><text:span text:style-name="T4">a </text:span>natureza da entidade<text:span text:style-name="T4">, incluindo:</text:span></text:p>
          <text:list>
            <text:list-item>
              <text:p text:style-name="P23">suas operações;</text:p>
            </text:list-item>
            <text:list-item>
              <text:p text:style-name="P23">sua estrutura societária e de governança;</text:p>
            </text:list-item>
            <text:list-item>
              <text:p text:style-name="P23">os tipos de investimentos que a entidade está fazendo e planeja fazer, incluindo investimentos em entidades de propósito específico;</text:p>
            </text:list-item>
            <text:list-item>
              <text:p text:style-name="P23">a maneira como a entidade é estruturada e como é financiada, para possibilitar ao auditor entender as classes de transações, saldos de contas e divulgações esperadas nas demonstrações contábeis;</text:p>
            </text:list-item>
          </text:list>
        </text:list-item>
        <text:list-item>
          <text:p text:style-name="P10"><text:span text:style-name="T4">a seleção e </text:span>aplicação<text:span text:style-name="T4"> pela entidade de </text:span>políticas contábeis<text:span text:style-name="T4">, inclusive as razões para mudanças nessas políticas;</text:span></text:p>
        </text:list-item>
        <text:list-item>
          <text:p text:style-name="P10"><text:span text:style-name="T4">os </text:span>objetivos e estratégias da entidade<text:span text:style-name="T4"> e os riscos de negócio relacionados que possam resultar em risco de distorção relevante;</text:span></text:p>
        </text:list-item>
        <text:list-item>
          <text:p text:style-name="P10"><text:span text:style-name="T4">a mensuração e revisão do </text:span>desempenho<text:span text:style-name="T4"> das operações da entidade.</text:span></text:p>
        </text:list-item>
      </text:list>
      <text:p text:style-name="P22"/>
      <text:p text:style-name="P24">Controle:</text:p>
      <text:list xml:id="list619243384" text:style-name="L3">
        <text:list-item>
          <text:p text:style-name="P15"><text:span text:style-name="T9">contábil</text:span><text:span text:style-name="T10"> </text:span><text:span text:style-name="T4">→ </text:span><text:span text:style-name="T5">salvaguardar o patrimônio e a propriedade, relacionado à veracidade e à fidedignidade dos registros contábeis;</text:span></text:p>
          <text:list>
            <text:list-item>
              <text:p text:style-name="P26">exemplos que caem em prova:</text:p>
              <text:list>
                <text:list-item>
                  <text:p text:style-name="P32"><text:span text:style-name="T10">inventários periódicos</text:span><text:span text:style-name="T8">;</text:span></text:p>
                </text:list-item>
                <text:list-item>
                  <text:p text:style-name="P32"><text:span text:style-name="T10">segregação de funções</text:span><text:span text:style-name="T8">;</text:span></text:p>
                </text:list-item>
                <text:list-item>
                  <text:p text:style-name="P32"><text:span text:style-name="T10">controle físico sobre ativos</text:span><text:span text:style-name="T8">;</text:span></text:p>
                </text:list-item>
                <text:list-item>
                  <text:p text:style-name="P32"><text:span text:style-name="T10">conciliação bancária</text:span><text:span text:style-name="T8">;</text:span></text:p>
                </text:list-item>
                <text:list-item>
                  <text:p text:style-name="P32"><text:span text:style-name="T10">sistemas de conferência, aprovação e autorização</text:span><text:span text:style-name="T8">;</text:span></text:p>
                </text:list-item>
              </text:list>
            </text:list-item>
          </text:list>
        </text:list-item>
        <text:list-item>
          <text:p text:style-name="P15"><text:span text:style-name="T14">administrativo</text:span><text:span text:style-name="T5"> → proporcionar eficiência e efetividade às operações e negócios da empresa, relacionado ao alcance dos objetivos da entidade;</text:span></text:p>
          <text:list>
            <text:list-item>
              <text:p text:style-name="P26">exemplos que caem em prova:</text:p>
              <text:list>
                <text:list-item>
                  <text:p text:style-name="P32"><text:span text:style-name="T15">controle de qualidade</text:span><text:span text:style-name="T8">;</text:span></text:p>
                </text:list-item>
                <text:list-item>
                  <text:p text:style-name="P32"><text:span text:style-name="T15">análise estatística</text:span><text:span text:style-name="T8">;</text:span></text:p>
                </text:list-item>
                <text:list-item>
                  <text:p text:style-name="P32"><text:span text:style-name="T15">treinamento de pessoal</text:span><text:span text:style-name="T8">;</text:span></text:p>
                </text:list-item>
                <text:list-item>
                  <text:p text:style-name="P32"><text:span text:style-name="T15">análise de lucratividade segmentada</text:span><text:span text:style-name="T8">;</text:span></text:p>
                </text:list-item>
                <text:list-item>
                  <text:p text:style-name="P32"><text:span text:style-name="T15">desenvolvimento de estudos p/ aumento de eficiência produtiva</text:span><text:span text:style-name="T8">;</text:span></text:p>
                </text:list-item>
              </text:list>
            </text:list-item>
          </text:list>
        </text:list-item>
        <text:list-item>
          <text:p text:style-name="P15"><text:span text:style-name="T4">preventivo</text:span><text:span text:style-name="T5"> → identificar erro ou irregularidade antes que ocorra;</text:span></text:p>
        </text:list-item>
        <text:list-item>
          <text:p text:style-name="P15"><text:span text:style-name="T4">detectivo</text:span><text:span text:style-name="T5"> → identificar erro ou irregularidade depois que tenha ocorrido.</text:span></text:p>
        </text:list-item>
      </text:list>
      <text:p text:style-name="P24"/>
      <text:p text:style-name="P3"><text:span text:style-name="T4">Principais limitações do controle interno</text:span><text:span text:style-name="T5">:</text:span></text:p>
      <text:list xml:id="list1483178216" text:style-name="L4">
        <text:list-item>
          <text:p text:style-name="P25">conluio de funcionários;</text:p>
        </text:list-item>
        <text:list-item>
          <text:p text:style-name="P11"><text:span text:style-name="T4">eventos externos; </text:span><text:span text:style-name="T11">[ex.: </text:span><text:span text:style-name="T12">backup</text:span><text:span text:style-name="T13"> no </text:span><text:span text:style-name="T12">World Trade Center</text:span><text:span text:style-name="T11">]</text:span></text:p>
        </text:list-item>
        <text:list-item>
          <text:p text:style-name="P25">funcionários negligentes;</text:p>
        </text:list-item>
        <text:list-item>
          <text:p text:style-name="P25">custo x benefício.</text:p>
        </text:list-item>
      </text:list>
      <text:p text:style-name="P24"/>
      <text:p text:style-name="P4"><text:soft-page-break/><text:span text:style-name="T4">Sistema de Controle Interno do Poder Executivo Federal (SCI-PEF)</text:span><text:span text:style-name="T5">: avaliação da ação governamental e da gestão dos administradores públicos federais, por intermédio da fiscalização COFOP (contábil, orçamentária, financeira, operacional e patrimonial).</text:span></text:p>
      <text:p text:style-name="P27"/>
      <text:p text:style-name="P4"><text:span text:style-name="T4">Finalidades do SCI-PEF</text:span><text:span text:style-name="T5">:</text:span></text:p>
      <text:list xml:id="list248434451" text:style-name="L5">
        <text:list-item>
          <text:p text:style-name="P28">avaliar o cumprimento de metas previstas no PPA, a execução de programas de governo e do orçamento da União;</text:p>
        </text:list-item>
        <text:list-item>
          <text:p text:style-name="P28">comprovar a legalidade e avaliar os resultados, quanto à eficiência e eficácia, da gestão OFP (orçamentária, financeira e patrimonial) nos órgãos e entidades da administração pública federal, bem como da aplicação de recursos públicos por entidades de direito privado;</text:p>
        </text:list-item>
        <text:list-item>
          <text:p text:style-name="P28">exercer o controle das operações de crédito, avais e garantias, bem como dos direitos e haveres da União;</text:p>
        </text:list-item>
        <text:list-item>
          <text:p text:style-name="P28">apoiar o controle externo no exercício de sua missão institucional.</text:p>
        </text:list-item>
      </text:list>
      <text:p text:style-name="P27"/>
      <text:p text:style-name="P5"><text:span text:style-name="T4">Auditoria Governamental</text:span><text:span text:style-name="T5">:</text:span><text:span text:style-name="T4"> </text:span><text:span text:style-name="T5">conjunto de técnicas que visa avaliar a gestão pública, pelos processos e resultados gerenciais, e a aplicação de recursos públicos por entidades de direito público e privado, mediante a confrontação entre uma situação encontrada com um determinado critério técnico, operacional ou legal.</text:span></text:p>
      <text:list xml:id="list3297480708" text:style-name="L6">
        <text:list-item>
          <text:p text:style-name="P29">Objetivo → garantir resultados operacionais na gerência da coisa pública;</text:p>
        </text:list-item>
      </text:list>
      <text:p text:style-name="P30"/>
      <text:p text:style-name="P6"><text:span text:style-name="T4">Técnicas de controle</text:span><text:span text:style-name="T5">: auditoria e fiscalização.</text:span></text:p>
      <text:list xml:id="list615471224" text:style-name="L7">
        <text:list-item>
          <text:p text:style-name="P16"><text:span text:style-name="T1">Auditoria</text:span><text:span text:style-name="T5">: avaliar a gestão pública e a aplicação dos recursos públicos mediante a confrontação entre uma situação encontrada com um determinado critério técnico, operacional ou legal;</text:span></text:p>
        </text:list-item>
        <text:list-item>
          <text:p text:style-name="P16"><text:span text:style-name="T1">Fiscalização</text:span><text:span text:style-name="T5">: comprovar se o objeto dos programas de governo existe, se corresponde às especificações estabelecidas, se atende às necessidades para as quais foi definido, se guarda coerência com as condições e características pretendidas e se os mecanismos de controle administrativo são eficientes.</text:span></text:p>
        </text:list-item>
      </text:list>
      <text:p text:style-name="P30"/>
      <text:p text:style-name="P7"><text:span text:style-name="T5">As </text:span>unidades de auditoria interna<text:span text:style-name="T5"> das entidades da </text:span>administração indireta<text:span text:style-name="T5"> são atividades </text:span>complementares<text:span text:style-name="T5"> do SCI-PEF.</text:span></text:p>
      <text:p text:style-name="P31"/>
      <text:p text:style-name="P17"><text:span text:style-name="T5">O objetivo do controle interno é a </text:span>prevenção<text:span text:style-name="T5">, e </text:span>não<text:span text:style-name="T5"> a punição.</text:span></text:p>
      <text:p text:style-name="P17"><text:span text:style-name="T5"/></text:p>
      <text:p text:style-name="P18"><text:span text:style-name="T5">A </text:span>avaliação dos controles internos<text:span text:style-name="T5"> é feita durante a fase de </text:span>planejamento<text:span text:style-name="T5"> da auditoria interna.</text:span></text:p>
      <text:p text:style-name="P18"><text:span text:style-name="T5"/></text:p>
      <text:p text:style-name="P18"><text:span text:style-name="T5">O </text:span>planejamento<text:span text:style-name="T5"> deve considerar:</text:span></text:p>
      <text:list xml:id="list2497602287" text:style-name="L8">
        <text:list-item>
          <text:p text:style-name="P19"><text:span text:style-name="T5">o conhecimento detalhado da política e dos instrumentos de gestão de riscos da entidade;</text:span></text:p>
        </text:list-item>
        <text:list-item>
          <text:p text:style-name="P19"><text:span text:style-name="T5">o conhecimento detalhado das atividades operacionais e dos sistemas contábil e de controles internos e seu grau de confiabilidade da entidade;</text:span></text:p>
        </text:list-item>
        <text:list-item>
          <text:p text:style-name="P19"><text:span text:style-name="T5">a natureza, a oportunidade e a extensão dos procedimentos de auditoria interna a serem aplicados, alinhados com a política de gestão de riscos da entidade;</text:span></text:p>
        </text:list-item>
        <text:list-item>
          <text:p text:style-name="P19"><text:span text:style-name="T5">a existência de entidades associadas, filiais e partes relacionadas que estejam no âmbito dos trabalhos da Auditoria Interna;</text:span></text:p>
        </text:list-item>
        <text:list-item>
          <text:p text:style-name="P19"><text:span text:style-name="T5">o uso do trabalho de especialistas;</text:span></text:p>
        </text:list-item>
        <text:list-item>
          <text:p text:style-name="P19"><text:span text:style-name="T5">os riscos de auditoria, quer pelo volume ou pela complexidade das transações e operações;</text:span></text:p>
        </text:list-item>
        <text:list-item>
          <text:p text:style-name="P19"><text:span text:style-name="T5">o conhecimento do resultado e das providências tomadas em relação a trabalhos anteriores, semelhantes ou relacionados;</text:span></text:p>
        </text:list-item>
        <text:list-item>
          <text:p text:style-name="P19"><text:span text:style-name="T5">as orientações e as expectativas externadas pela administração aos auditores internos; e</text:span></text:p>
        </text:list-item>
        <text:list-item>
          <text:p text:style-name="P19"><text:span text:style-name="T5">o conhecimento da missão e objetivos estratégicos da entidade.</text:span></text:p>
        </text:list-item>
      </text:list>
      <text:p text:style-name="P18"><text:soft-page-break/><text:span text:style-name="T5"/></text:p>
      <text:p text:style-name="P18"><text:span text:style-name="T4">Sistema Contábil e de Controles Internos</text:span><text:span text:style-name="T5"> (SCCI) é avaliado conforme os seguintes aspectos:</text:span></text:p>
      <text:list xml:id="list237252303" text:style-name="L9">
        <text:list-item>
          <text:p text:style-name="P20"><text:span text:style-name="T1">ambiente de controle existente na entidade</text:span><text:span text:style-name="T5">:</text:span></text:p>
          <text:list>
            <text:list-item>
              <text:p text:style-name="P20"><text:span text:style-name="T5">definição de funções de toda a administração;</text:span></text:p>
            </text:list-item>
            <text:list-item>
              <text:p text:style-name="P20"><text:span text:style-name="T5">processo decisório adotado na entidade;</text:span></text:p>
            </text:list-item>
            <text:list-item>
              <text:p text:style-name="P20"><text:span text:style-name="T5">estrutura organizacional da entidade e métodos de delegação de autoridade e responsabilidade;</text:span></text:p>
            </text:list-item>
            <text:list-item>
              <text:p text:style-name="P20"><text:span text:style-name="T5">políticas de pessoal e segregação de funções;</text:span></text:p>
            </text:list-item>
            <text:list-item>
              <text:p text:style-name="P20"><text:span text:style-name="T5">sistema de controle da administração, incluindo atribuições da auditoria interna, se existente;</text:span></text:p>
            </text:list-item>
          </text:list>
        </text:list-item>
        <text:list-item>
          <text:p text:style-name="P20"><text:span text:style-name="T1">procedimentos de controle adotados pela administração</text:span><text:span text:style-name="T5">:</text:span></text:p>
          <text:list>
            <text:list-item>
              <text:p text:style-name="P12"><text:span text:style-name="T4">normas para a elaboração de demonstrações contábeis...</text:span></text:p>
            </text:list-item>
            <text:list-item>
              <text:p text:style-name="P12"><text:span text:style-name="T4">elaboração, revisão e aprovação de conciliações de contas;</text:span></text:p>
            </text:list-item>
            <text:list-item>
              <text:p text:style-name="P12"><text:span text:style-name="T4">sistemática revisão da exatidão aritmética dos registros;</text:span></text:p>
            </text:list-item>
            <text:list-item>
              <text:p text:style-name="P12"><text:span text:style-name="T4">adoção de sistemas de informação computadorizados e controles adotados na sua implantação, alteração, acesso a arquivos e geração de relatórios;</text:span></text:p>
            </text:list-item>
            <text:list-item>
              <text:p text:style-name="P12"><text:span text:style-name="T4">controles adotados sobre as contas que registram as principais transações da entidade;</text:span></text:p>
            </text:list-item>
            <text:list-item>
              <text:p text:style-name="P12"><text:span text:style-name="T4">sistema de aprovação e guarda de documentos;</text:span></text:p>
            </text:list-item>
            <text:list-item>
              <text:p text:style-name="P12"><text:span text:style-name="T4">comparação de dados internos com fontes externas de informação;</text:span></text:p>
            </text:list-item>
            <text:list-item>
              <text:p text:style-name="P12"><text:span text:style-name="T4">procedimentos de inspeções físicas periódicas em ativos da entidade;</text:span></text:p>
            </text:list-item>
            <text:list-item>
              <text:p text:style-name="P12"><text:span text:style-name="T4">limitação do acesso físico a ativos e registros; e</text:span></text:p>
            </text:list-item>
            <text:list-item>
              <text:p text:style-name="P12"><text:span text:style-name="T4">comp</text:span><text:span text:style-name="T6">a</text:span><text:span text:style-name="T4">ração dos dados realizados com os dados projetados.</text:span></text:p>
            </text:list-item>
          </text:list>
        </text:list-item>
      </text:list>
      <text:p text:style-name="P13"><text:span text:style-name="T4"/></text:p>
      <text:p text:style-name="P14"><text:span text:style-name="T4">A Auditoria Interna </text:span><text:span text:style-name="T7">não determina</text:span><text:span text:style-name="T4">, mas apenas </text:span><text:span text:style-name="T7">sugere</text:span><text:span text:style-name="T4"> melhorias nos controles intern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74b0" officeooo:paragraph-rsid="000b74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5 – Controle intern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18S</meta:editing-duration>
    <meta:editing-cycles>11</meta:editing-cycles>
    <meta:generator>LibreOffice/5.4.4.2$Windows_X86_64 LibreOffice_project/2524958677847fb3bb44820e40380acbe820f960</meta:generator>
    <dc:date>2018-12-07T19:28:41.554000000</dc:date>
    <meta:document-statistic meta:table-count="0" meta:image-count="0" meta:object-count="0" meta:page-count="3" meta:paragraph-count="80" meta:word-count="972" meta:character-count="6473" meta:non-whitespace-character-count="5645"/>
    <meta:user-defined meta:name="Info 1"/>
    <meta:user-defined meta:name="Info 2"/>
    <meta:user-defined meta:name="Info 3"/>
    <meta:user-defined meta:name="Info 4"/>
  </office:meta>
</office:document-meta>
</file>